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a598" officeooo:paragraph-rsid="0001a598"/>
    </style:style>
    <style:style style:name="P2" style:family="paragraph" style:parent-style-name="Standard">
      <style:paragraph-properties fo:text-align="start" style:justify-single-word="false"/>
      <style:text-properties officeooo:rsid="000301fd" officeooo:paragraph-rsid="0001a598"/>
    </style:style>
    <style:style style:name="P3" style:family="paragraph" style:parent-style-name="Standard">
      <style:paragraph-properties fo:text-align="start" style:justify-single-word="false"/>
      <style:text-properties officeooo:paragraph-rsid="000301fd"/>
    </style:style>
    <style:style style:name="T1" style:family="text">
      <style:text-properties officeooo:rsid="000301fd"/>
    </style:style>
    <style:style style:name="T2" style:family="text">
      <style:text-properties officeooo:rsid="00066829"/>
    </style:style>
    <style:style style:name="T3" style:family="text">
      <style:text-properties officeooo:rsid="0007873c"/>
    </style:style>
    <style:style style:name="T4" style:family="text">
      <style:text-properties officeooo:rsid="00089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ÓN A LARAVEL</text:p>
      <text:p text:style-name="P2"/>
      <text:p text:style-name="P3"><text:span text:style-name="T1">Laravel es un framework de código abierto para desarrollar aplicaciones y servicios web con PHP 5. </text:span><text:span text:style-name="T2">Su filosofía es desarrollar <text:s/>código PHP de forma elegante y simple. </text:span><text:span text:style-name="T4">Fue creado en 2011 y tiene una gran influencia de frameworks como Ruby on Rails, Sinatra y ASP.NET.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5:37:18</meta:creation-date>
    <dc:date>2013-09-24T05:42:08</dc:date>
    <meta:editing-duration>PT3M47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2" meta:word-count="48" meta:character-count="288" meta:non-whitespace-character-count="241"/>
  </office:meta>
</office:document-meta>
</file>